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608.002529290522" calcext:value-type="float">
            <text:p>608.002529290522</text:p>
          </table:table-cell>
        </table:table-row>
        <table:table-row table:style-name="ro1">
          <table:table-cell office:value-type="float" office:value="595.347951110026" calcext:value-type="float">
            <text:p>595.347951110026</text:p>
          </table:table-cell>
        </table:table-row>
        <table:table-row table:style-name="ro1">
          <table:table-cell office:value-type="float" office:value="594.710643536387" calcext:value-type="float">
            <text:p>594.710643536387</text:p>
          </table:table-cell>
        </table:table-row>
        <table:table-row table:style-name="ro1">
          <table:table-cell office:value-type="float" office:value="613.655052222045" calcext:value-type="float">
            <text:p>613.655052222045</text:p>
          </table:table-cell>
        </table:table-row>
        <table:table-row table:style-name="ro1">
          <table:table-cell office:value-type="float" office:value="595.03974865521" calcext:value-type="float">
            <text:p>595.03974865521</text:p>
          </table:table-cell>
        </table:table-row>
        <table:table-row table:style-name="ro1">
          <table:table-cell office:value-type="float" office:value="594.367771001985" calcext:value-type="float">
            <text:p>594.367771001985</text:p>
          </table:table-cell>
        </table:table-row>
        <table:table-row table:style-name="ro1">
          <table:table-cell office:value-type="float" office:value="606.214915311776" calcext:value-type="float">
            <text:p>606.214915311776</text:p>
          </table:table-cell>
        </table:table-row>
        <table:table-row table:style-name="ro1">
          <table:table-cell office:value-type="float" office:value="597.011361126202" calcext:value-type="float">
            <text:p>597.011361126202</text:p>
          </table:table-cell>
        </table:table-row>
        <table:table-row table:style-name="ro1">
          <table:table-cell office:value-type="float" office:value="606.65255188396" calcext:value-type="float">
            <text:p>606.65255188396</text:p>
          </table:table-cell>
        </table:table-row>
        <table:table-row table:style-name="ro1">
          <table:table-cell office:value-type="float" office:value="595.10348849665" calcext:value-type="float">
            <text:p>595.10348849665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table:formula="of:=AVERAGE([.A1:.A20])" office:value-type="float" office:value="600.610601263476" calcext:value-type="float">
            <text:p>600.6106012634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 style:data-style-name="N2" text:time-value="13:46:40.4821639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8:36.369774954</meta:creation-date>
    <dc:date>2018-05-31T13:48:19.119757278</dc:date>
    <dc:creator>Davide Ancona</dc:creator>
    <meta:editing-duration>PT7M22S</meta:editing-duration>
    <meta:editing-cycles>3</meta:editing-cycles>
    <meta:generator>LibreOffice/5.3.4.2$Linux_X86_64 LibreOffice_project/30$Build-2</meta:generator>
    <meta:document-statistic meta:table-count="1" meta:cell-count="11" meta:object-count="0"/>
  </office:meta>
</office:document-meta>
</file>